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" style:family="table-cell" style:parent-style-name="Default" style:data-style-name="N0"/>
    <style:style style:name="ce8" style:family="table-cell" style:parent-style-name="Default" style:data-style-name="N150">
      <style:table-cell-properties fo:background-color="#ffd8ce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16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1008" table:default-cell-style-name="ce16"/>
        <table:table-column table:style-name="co12" table:number-columns-repeated="3" table:default-cell-style-name="ce16"/>
        <table:table-column table:style-name="co12" table:number-columns-repeated="3" table:default-cell-style-name="ce21"/>
        <table:table-column table:style-name="co5" table:number-columns-repeated="15363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.040</text:p>
          </table:table-cell>
          <table:table-cell table:style-name="ce8" office:value-type="float" office:value="0.019" calcext:value-type="float">
            <text:p>0.01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8" office:value-type="float" office:value="-0.019" calcext:value-type="float">
            <text:p>-0.0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-0.96" calcext:value-type="float">
            <text:p>-0.960</text:p>
          </table:table-cell>
          <table:table-cell table:style-name="ce8" office:value-type="float" office:value="-0.981" calcext:value-type="float">
            <text:p>-0.9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8" office:value-type="float" office:value="0.96" calcext:value-type="float">
            <text:p>0.960</text:p>
          </table:table-cell>
          <table:table-cell table:style-name="ce8" office:value-type="float" office:value="0.981" calcext:value-type="float">
            <text:p>0.9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21" table:number-columns-repeated="6"/>
          <table:table-cell table:number-columns-repeated="16377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4" table:number-columns-repeated="3" table:default-cell-style-name="ce16"/>
        <table:table-column table:style-name="co9" table:default-cell-style-name="ce16"/>
        <table:table-column table:style-name="co10" table:default-cell-style-name="ce16"/>
        <table:table-column table:style-name="co14" table:default-cell-style-name="ce16"/>
        <table:table-column table:style-name="co4" table:number-columns-repeated="1003" table:default-cell-style-name="ce16"/>
        <table:table-column table:style-name="co12" table:number-columns-repeated="7" table:default-cell-style-name="ce16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/>
          <table:table-cell table:style-name="ce22" table:number-columns-repeated="12"/>
          <table:table-cell table:number-columns-repeated="1637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1"/>
        <table:table-column table:style-name="co14" table:default-cell-style-name="ce21"/>
        <table:table-column table:style-name="co1" table:default-cell-style-name="ce21"/>
        <table:table-column table:style-name="co5" table:number-columns-repeated="16371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/>
          <table:table-cell table:style-name="ce22" table:number-columns-repeated="12"/>
          <table:table-cell table:number-columns-repeated="1637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4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32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984" table:default-cell-style-name="ce16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/>
          <table:table-cell table:number-columns-repeated="16358"/>
        </table:table-row>
        <table:table-row table:style-name="ro1">
          <table:table-cell table:style-name="ce2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17" office:value-type="float" office:value="0.001" calcext:value-type="float">
            <text:p>0.001</text:p>
          </table:table-cell>
          <table:table-cell table:number-columns-repeated="16359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1"/>
        <table:table-row table:style-name="ro1">
          <table:table-cell table:style-name="ce36" office:value-type="string" calcext:value-type="string">
            <text:p>mu</text:p>
          </table:table-cell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3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4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23"/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6" table:number-columns-repeated="3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36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36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8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19"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AA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NT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9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9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19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1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2:49:55.2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02T12:51:30.971000000</dc:date>
    <meta:editing-cycles>156</meta:editing-cycles>
    <meta:editing-duration>PT2H57M18S</meta:editing-duration>
    <meta:document-statistic meta:table-count="9" meta:cell-count="521" meta:object-count="0"/>
  </office:meta>
</office:document-meta>
</file>